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officeooo:rsid="0012db85" officeooo:paragraph-rsid="0012db85" style:font-weight-asian="bold" style:font-weight-complex="bold"/>
    </style:style>
    <style:style style:name="P2"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3" style:family="paragraph" style:parent-style-name="Standard">
      <style:text-properties style:font-name="Arial" fo:font-weight="bold" officeooo:rsid="0012db85" officeooo:paragraph-rsid="0012db85" style:font-weight-asian="bold" style:font-weight-complex="bold"/>
    </style:style>
    <style:style style:name="P4"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5" style:family="paragraph" style:parent-style-name="Standard">
      <style:text-properties style:font-name="Arial" fo:font-size="11pt" fo:font-weight="normal" officeooo:rsid="0015424b" officeooo:paragraph-rsid="0015424b" style:font-size-asian="11pt" style:font-weight-asian="normal" style:font-size-complex="11pt" style:font-weight-complex="normal"/>
    </style:style>
    <style:style style:name="P6" style:family="paragraph" style:parent-style-name="Standard">
      <style:text-properties style:font-name="Arial" fo:font-size="11pt" fo:font-weight="normal" officeooo:rsid="00162369" officeooo:paragraph-rsid="00162369" style:font-size-asian="11pt" style:font-weight-asian="normal" style:font-size-complex="11pt" style:font-weight-complex="normal"/>
    </style:style>
    <style:style style:name="T1" style:family="text">
      <style:text-properties fo:background-color="#f08080" loext:char-shading-value="0"/>
    </style:style>
    <style:style style:name="T2" style:family="text">
      <style:text-properties officeooo:rsid="00148284" fo:background-color="#f08080" loext:char-shading-value="0"/>
    </style:style>
    <style:style style:name="T3" style:family="text">
      <style:text-properties officeooo:rsid="001623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TIVITATS TEM</text:span><text:span text:style-name="T2">A 9</text:span><text:span text:style-name="T1">.- EL CONTRACTE DE TREBALL</text:span></text:p>
      <text:p text:style-name="P1"/>
      <text:p text:style-name="P2">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5">Les condicions proposades per l’empresa no son correctes, ja que els contractes de període de prova es cobren.</text:p>
      <text:p text:style-name="P2"/>
      <text:p text:style-name="P2">2. Has arribat a un acord verbal amb l'amo d'una empresa per a treballar 6 setmanes amb un contracte temporal eventual per circumstàncies de la producció. És legal l'acord de paraula en aquest cas?, per què?. (0,5)</text:p>
      <text:p text:style-name="P5">L’acord de paraula no es legal perquè<text:span text:style-name="T3"> la duració es superior a 4 setmanes i no es un contracte indefinit ordinari.</text:span></text:p>
      <text:p text:style-name="P2"/>
      <text:p text:style-name="P2">3. Un hospital privat ha de substituir a dues persones per diferents motius, d'una banda un administratiu que està de baixa per malaltia i la baixa de la qual es preveu llarga, i d'altra banda a l'encarregada de manteniment que acaba de donar a la llum i gaudirà del permís de maternitat de 16 setmanes. (1)</text:p>
      <text:p text:style-name="P2">a) Quin contracte es realitzarà amb els treballadors que substitueixen a l'administratiu i a l'encarregada de manteniment?, per què?</text:p>
      <text:p text:style-name="P2">b) Quina serà la duració del contracte de la persona que substituïsca a l'administratiu?</text:p>
      <text:p text:style-name="P6">Durará el temps que tarde el administratiu en recuperarse.</text:p>
      <text:p text:style-name="P6"/>
      <text:p text:style-name="P2">c) Quina indemnització tenen els substituts en finalitzar el seu contracte?</text:p>
      <text:p text:style-name="P6">Ninguna</text:p>
      <text:p text:style-name="P2"/>
      <text:p text:style-name="P2">4. Una empresa té molts més demanda de setembre a novembre, per la qual cosa necessitarà contractar a algú més durant 3 mesos. El seu salari serà de 40€/dia. (1)</text:p>
      <text:p text:style-name="P2"/>
      <text:p text:style-name="P2">a) Quin tipus de contracte pot realitzar l'empresa?, per què?.</text:p>
      <text:p text:style-name="P2">b) Quina és la duració màxima que solen indicar els Convenis Col·lectius?</text:p>
      <text:p text:style-name="P2">c) Quin import en euros cobrarà aquest treballador com a indemnització en finalitzar el contracte?</text:p>
      <text:p text:style-name="P2"/>
      <text:p text:style-name="P2">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2"/>
      <text:p text:style-name="P2">a) Quin contracte es pot realitzar amb aquest treballador?</text:p>
      <text:p text:style-name="P2">b) Què ha d'indicar el contracte sobre la duració?</text:p>
      <text:p text:style-name="P2">c) Si finalment el contracte dura 4 mesos quin serà l'import de la indemnització a la qual té dret aquest treballador?</text:p>
      <text:p text:style-name="P2"/>
      <text:p text:style-name="P2">6. Paloma porta encadenats diversos contractes temporals amb empreses del mateix grup: un contracte per obra de 12 mesos, un contracte eventual de 6 mesos i un altre contracte d'obra de 10 mesos. (0,5)</text:p>
      <text:p text:style-name="P2"/>
      <text:p text:style-name="P2">a) Pot Paloma reclamar la seua condició de fixa, per què?</text:p>
      <text:p text:style-name="P2">b) Si l'últim contracte haguera sigut d'interinitat l'afectaria en alguna cosa?</text:p>
      <text:p text:style-name="P2"><text:tab/></text:p>
      <text:p text:style-name="P2">7. El divendres, l'empresa per a la qual has treballat els últims 14 mesos amb un contracte temporal per obra o servei, et comunica que el dilluns finalitza el teu contracte. Quins drets et corresponen a la finalització del contracte?. (1)</text:p>
      <text:p text:style-name="P2"/>
      <text:p text:style-name="P2"/>
      <text:p text:style-name="P2"><text:soft-page-break/>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2"/>
      <text:p text:style-name="P2"/>
      <text:p text:style-name="P2">9. Explica si hi ha algun error en els següents Contractes per a la Formació i l'Aprenentatge: (1)</text:p>
      <text:p text:style-name="P2">1) Persona de 28 anys sense titulació ni certificat de professionalitat.</text:p>
      <text:p text:style-name="P2">2) Persona que fa 4 anys va treballar per a la mateixa empresa, ocupant el mateix lloc, durant un any i mig.</text:p>
      <text:p text:style-name="P2">3) Persona amb una jornada de 40 hores/setmana, que rep formació teòrica 10 hores a la setmana.</text:p>
      <text:p text:style-name="P2">4) Contracte amb una duració de 3 mesos.</text:p>
      <text:p text:style-name="P2">5) Persona que cobra durant el primer any 650€, sent el Salari Mínim Interprofessional de 965 € i dedicant-se a formació el 25% de la jornada.</text:p>
      <text:p text:style-name="P2"/>
      <text:p text:style-name="P2">10. Explica si hi ha algun error en els següents Contractes en pràctiques: (1)</text:p>
      <text:p text:style-name="P2">1) Tècnic de 27 anys que va obtindre el títol al juny de 2014 i és contractat al gener de 2020.</text:p>
      <text:p text:style-name="P2">2) Persona a la qual li ofereixen un contracte per 6 mesos.</text:p>
      <text:p text:style-name="P2">3) Persona a la qual li ofereixen un contracte per 3 anys.</text:p>
      <text:p text:style-name="P2">4) Contracte a un Tècnic de Grau Superior amb un període de prova de 2 mesos.</text:p>
      <text:p text:style-name="P2">5) Contracte d'un any amb un salari de 750€, sent la retribució fixada en el Conveni per als treballadors que exerceixen el mateix lloc de 1.400€.</text:p>
      <text:p text:style-name="P2"/>
      <text:p text:style-name="P2">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2"/>
      <text:p text:style-name="P2">a) Compleixes amb la jornada mínima exigida per a poder pactar la realització d'hores complementàries?, per què?</text:p>
      <text:p text:style-name="P2">b) Amb quina antelació mínima ha d'avisar-te l'empresa quan hages de realitzar hores complementàries?</text:p>
      <text:p text:style-name="P2">c) Quantes hores complementàries com a màxim pots fer a la setmana?</text:p>
      <text:p text:style-name="P2">d) Tens dret al fet que l'empresa et pague un complement per aqueixes hores complementàries?</text:p>
      <text:p text:style-name="P2"/>
      <text:p text:style-name="P2">12. A una treballadora la contractarà una *ETT durant 3 mesos per a treballar en una empresa com a programadora. Li han comunicat que les condicions seran les següents: (1)</text:p>
      <text:p text:style-name="P2">- Ha d'anar a l'empresa en la qual treballarà a signar el contracte i portar-lo després a la *ETT.</text:p>
      <text:p text:style-name="P2">- Com treballarà a través d'una *ETT ni té dret a vacances ni les cobrarà.</text:p>
      <text:p text:style-name="P2">- La *ETT es quedarà amb un 10% del seu salari pels serveis prestats.</text:p>
      <text:p text:style-name="P2">- A la finalització del contracte no té dret a indemnització perquè no ha arribat a treballar un any.</text:p>
      <text:p text:style-name="P2">Quines irregularitats s'estan cometent en aquest c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align="justify" style:justify-single-word="false" fo:text-indent="0in" style:auto-text-indent="fals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31:15.175737691</meta:creation-date>
    <dc:date>2022-02-15T17:02:29.525589978</dc:date>
    <meta:editing-duration>PT19M4S</meta:editing-duration>
    <meta:editing-cycles>3</meta:editing-cycles>
    <meta:generator>LibreOffice/6.4.7.2$Linux_X86_64 LibreOffice_project/40$Build-2</meta:generator>
    <meta:document-statistic meta:table-count="0" meta:image-count="0" meta:object-count="0" meta:page-count="2" meta:paragraph-count="48" meta:word-count="952" meta:character-count="5488" meta:non-whitespace-character-count="4582"/>
  </office:meta>
</office:document-meta>
</file>